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7f61b" officeooo:paragraph-rsid="0017f61b"/>
    </style:style>
    <style:style style:name="P2" style:family="paragraph" style:parent-style-name="Standard">
      <style:text-properties fo:font-weight="bold" officeooo:rsid="0017f61b" officeooo:paragraph-rsid="0017f61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ostas capítulo 5 – Sincronizaçã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9:29:06.317706430</meta:creation-date>
    <dc:date>2015-05-09T19:29:45.852476101</dc:date>
    <meta:editing-duration>PT44S</meta:editing-duration>
    <meta:editing-cycles>1</meta:editing-cycles>
    <meta:document-statistic meta:table-count="0" meta:image-count="0" meta:object-count="0" meta:page-count="1" meta:paragraph-count="1" meta:word-count="4" meta:character-count="37" meta:non-whitespace-character-count="33"/>
    <meta:generator>LibreOffice/4.3.6.2$Linux_X86_64 LibreOffice_project/430$Build-2</meta:generator>
  </office:meta>
</office:document-meta>
</file>